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PriorityQueue Class Methods:</text:p>
      <text:p text:style-name="P2"/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@m@z@n </meta:initial-creator>
    <meta:creation-date>2014-05-01T13:01:52</meta:creation-date>
    <dc:date>2014-05-01T13:03:47</dc:date>
    <dc:creator>R@m@z@n </dc:creator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33" meta:non-whitespace-character-count="29"/>
    <meta:generator>LibreOffice/3.5$Linux_x86 LibreOffice_project/350m1$Build-2</meta:generator>
  </office:meta>
</office:document-meta>
</file>